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en" fo:country="US" officeooo:paragraph-rsid="001f0b1b"/>
    </style:style>
    <style:style style:name="P2" style:family="paragraph" style:parent-style-name="Heading_20_3">
      <style:text-properties fo:language="en" fo:country="US" officeooo:rsid="001f0b1b" officeooo:paragraph-rsid="001f0b1b"/>
    </style:style>
    <style:style style:name="T1" style:family="text">
      <style:text-properties style:font-name="Nimbus Mono P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Lab 1 Exercise 3</text:h>
      <text:list xml:id="list3274501138" text:style-name="L1">
        <text:list-item>
          <text:p text:style-name="P1">Remove <text:span text:style-name="T1">t1</text:span> and <text:span text:style-name="T1">t2</text:span></text:p>
        </text:list-item>
        <text:list-item>
          <text:p text:style-name="P1"><text:s/>Create in directory <text:span text:style-name="T1">test</text:span> a soft link named <text:span text:style-name="T1">t1</text:span> to <text:span text:style-name="T1">text01</text:span></text:p>
        </text:list-item>
        <text:list-item>
          <text:p text:style-name="P1"><text:s/>Create in directory <text:span text:style-name="T1">bin</text:span> a soft link named <text:span text:style-name="T1">t2</text:span> to <text:span text:style-name="T1">t1</text:span></text:p>
        </text:list-item>
        <text:list-item>
          <text:p text:style-name="P1"><text:s/>Continue creating soft link <text:span text:style-name="T1">t3</text:span> to <text:span text:style-name="T1">t2</text:span>, <text:span text:style-name="T1">t4</text:span> to <text:span text:style-name="T1">t3</text:span>,... , <text:span text:style-name="T1">ti</text:span> to <text:span text:style-name="T1">t(i-1)</text:span>. Is there any limit?</text:p>
        </text:list-item>
        <text:list-item>
          <text:p text:style-name="P1"><text:s/>List all files, and their attributes, in <text:span text:style-name="T1">ex1</text:span> and its subdirectories</text:p>
        </text:list-item>
        <text:list-item>
          <text:p text:style-name="P1">Explain the meaning of the number of links associated to each file.</text:p>
        </text:list-item>
        <text:list-item>
          <text:p text:style-name="P1">Remove file <text:span text:style-name="T1">text01</text:span>, and display the content of <text:span text:style-name="T1">t4</text:span>. Does it work? Why?</text:p>
        </text:list-item>
        <text:list-item>
          <text:p text:style-name="P1">Remove all file <text:span text:style-name="T1">t</text:span> in <text:span text:style-name="T1">bin</text:span> with a single comma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4:00.098094172</meta:creation-date>
    <dc:date>2018-10-11T18:33:31.100240346</dc:date>
    <meta:editing-duration>PT4M10S</meta:editing-duration>
    <meta:editing-cycles>5</meta:editing-cycles>
    <meta:generator>LibreOffice/6.1.2.1$Linux_X86_64 LibreOffice_project/10$Build-1</meta:generator>
    <meta:document-statistic meta:table-count="0" meta:image-count="0" meta:object-count="0" meta:page-count="1" meta:paragraph-count="9" meta:word-count="102" meta:character-count="492" meta:non-whitespace-character-count="403"/>
  </office:meta>
</office:document-meta>
</file>